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ystem" style:font-pitch="variable"/>
    <style:font-face style:name="Nimbus Roman" svg:font-family="'Nimbus Roman'" style:font-family-generic="roman" style:font-pitch="variable"/>
    <style:font-face style:name="Nimbus Sans" svg:font-family="'Nimbus Sans'" style:font-family-generic="system" style:font-pitch="variable"/>
  </office:font-face-decls>
  <office:automatic-styles>
    <style:style style:name="P1" style:family="paragraph" style:parent-style-name="Standard">
      <style:text-properties fo:language="de" fo:country="DE"/>
    </style:style>
    <style:style style:name="P2" style:family="paragraph" style:parent-style-name="Standard" style:master-page-name="MP0">
      <style:paragraph-properties style:page-number="auto" fo:break-before="page"/>
      <style:text-properties fo:font-size="16pt" fo:language="de" fo:country="DE" style:text-underline-style="solid" style:text-underline-width="auto" style:text-underline-color="font-color" style:text-underline-mode="continuous" style:text-overline-mode="continuous" style:text-line-through-mode="continuous" style:font-size-asian="16pt" style:font-size-complex="16pt"/>
    </style:style>
    <style:style style:name="T1" style:family="text">
      <style:text-properties fo:language="de" fo:country="DE"/>
    </style:style>
    <style:style style:name="T2" style:family="text">
      <style:text-properties officeooo:rsid="0019abe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Ziele bei der Entwicklung eines Roulettespiels</text:p>
      <text:p text:style-name="P1"/>
      <text:p text:style-name="P1">Grundsätzlich ist das Ziel, ein Multiplayer Roulettespiel zu entwickeln.</text:p>
      <text:p text:style-name="P1"/>
      <text:p text:style-name="P1">Das Spiel soll dem Benutzer mithilfe einer graphischen Oberfläche – ähnlich einem Roulettetisch – ein spannendes und intuitives Spielerlebnis ermöglichen. Durch eine Animation des Rouletterads beim Spin wird eine realistische Casinoatmosphäre geschaffen. Zudem erzeugt der Titelbildschirm mit einem animierten Hintergrund Spannung auf die folgende Spielsitzung.</text:p>
      <text:p text:style-name="P1"/>
      <text:p text:style-name="P1">Des Weiteren soll ein Mu<text:span text:style-name="T2">lt</text:span>iplayer-modus den Spielspaß auf Gruppen ausweiten. Dazu soll ein In-Game Chatsystem implementiert werden, in dem Nachrichten an Mitspieler gesendet werden können. Außerdem sollen automatisiert die Handlungen der Spieler durch das Chatsystem kommentiert werden. So sollen die Spieler zum Weiterspielen und Erhöhen der Einsätze motiviert bzw. provoziert werden.</text:p>
      <text:p text:style-name="P1"/>
      <text:p text:style-name="Standard"><text:span text:style-name="Absatz-Standardschriftart"><text:span text:style-name="T1">Entwickler-Team: Alexander Loeber, Max Weiser, Oliver Wimmel und Mika Zimmermann</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ystem" style:font-pitch="variable"/>
    <style:font-face style:name="Nimbus Roman" svg:font-family="'Nimbus Roman'" style:font-family-generic="roman" style:font-pitch="variable"/>
    <style:font-face style:name="Nimbus Sans" svg:font-family="'Nimbus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Nimbus Roman" fo:font-size="12pt" fo:letter-spacing="normal" fo:language="en" fo:country="US" fo:font-style="normal" style:text-underline-style="none" fo:font-weight="normal" style:letter-kerning="true" style:font-name-asian="Nimbus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Nimbus Roman" fo:font-size="12pt" fo:letter-spacing="normal" fo:language="en" fo:country="US" fo:font-style="normal" style:text-underline-style="none" fo:font-weight="normal" style:letter-kerning="true" fo:background-color="transparent" style:font-name-asian="Nimbus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Nimbus Sans" fo:font-family="'Nimbus Sans'" style:font-family-generic="system"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Absatz-Standardschriftar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4.2$Windows_X86_64 LibreOffice_project/85569322deea74ec9134968a29af2df5663baa21</meta:generator>
    <meta:creation-date>2023-04-24T11:07:00Z</meta:creation-date>
    <dc:date>2023-04-28T09:45:10.388000000</dc:date>
    <meta:editing-cycles>10</meta:editing-cycles>
    <meta:editing-duration>PT27S</meta:editing-duration>
    <meta:document-statistic meta:table-count="0" meta:image-count="0" meta:object-count="0" meta:page-count="1" meta:paragraph-count="5" meta:word-count="119" meta:character-count="944" meta:non-whitespace-character-count="828"/>
    <meta:template xlink:type="simple" xlink:actuate="onRequest" xlink:title="" xlink:href="Normal.dotm"/>
  </office:meta>
</office:document-meta>
</file>